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campeon</text:p>
          </table:table-cell>
          <table:table-cell table:style-name="Default" office:value-type="string" calcext:value-type="string">
            <text:p>resultado</text:p>
          </table:table-cell>
          <table:table-cell office:value-type="string" calcext:value-type="string">
            <text:p>subcampeon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uruguay</text:p>
          </table:table-cell>
          <table:table-cell office:value-type="time" office:time-value="PT04H02M00S" calcext:value-type="time">
            <text:p>04:02:00</text:p>
          </table:table-cell>
          <table:table-cell office:value-type="string" calcext:value-type="string">
            <text:p>argentina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italia</text:p>
          </table:table-cell>
          <table:table-cell office:value-type="time" office:time-value="PT02H01M00S" calcext:value-type="time">
            <text:p>02:01:00</text:p>
          </table:table-cell>
          <table:table-cell office:value-type="string" calcext:value-type="string">
            <text:p>checoslovaquia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string" calcext:value-type="string">
            <text:p>italia</text:p>
          </table:table-cell>
          <table:table-cell office:value-type="time" office:time-value="PT04H02M00S" calcext:value-type="time">
            <text:p>04:02:00</text:p>
          </table:table-cell>
          <table:table-cell office:value-type="string" calcext:value-type="string">
            <text:p>hungri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02T02:07:44.550000000</meta:creation-date>
    <meta:generator>LibreOffice/6.4.4.2$Windows_X86_64 LibreOffice_project/3d775be2011f3886db32dfd395a6a6d1ca2630ff</meta:generator>
    <dc:date>2021-03-02T02:15:05.389000000</dc:date>
    <meta:editing-duration>PT7M21S</meta:editing-duration>
    <meta:editing-cycles>1</meta:editing-cycles>
    <meta:document-statistic meta:table-count="1" meta:cell-count="16" meta:object-count="0"/>
  </office:meta>
</office:document-meta>
</file>